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5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5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Min Angle</text:p>
          </table:table-cell>
          <table:table-cell table:style-name="ce1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3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Y</text:p>
          </table:table-cell>
          <table:table-cell office:value-type="string">
            <text:p>MX-2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"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string">
            <text:p>indirect</text:p>
          </table:table-cell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4:Sheet1.G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14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1-25T14:39:45</dc:date>
    <dc:creator>Chuck Coughlin</dc:creator>
    <meta:editing-duration>PT10H26M40S</meta:editing-duration>
    <meta:editing-cycles>15</meta:editing-cycles>
    <meta:generator>OpenOffice/4.1.3$Unix OpenOffice.org_project/413m1$Build-9783</meta:generator>
    <meta:document-statistic meta:table-count="3" meta:cell-count="184" meta:object-count="0"/>
  </office:meta>
</office:document-meta>
</file>